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63cm" fo:margin-left="-0.132cm" table:align="left" style:writing-mode="lr-tb"/>
    </style:style>
    <style:style style:name="Tabla1.A" style:family="table-column">
      <style:table-column-properties style:column-width="5.082cm"/>
    </style:style>
    <style:style style:name="Tabla1.C" style:family="table-column">
      <style:table-column-properties style:column-width="5.09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" style:family="table">
      <style:table-properties style:width="15.263cm" fo:margin-left="-0.132cm" table:align="left" style:writing-mode="lr-tb"/>
    </style:style>
    <style:style style:name="Tabla2.A" style:family="table-column">
      <style:table-column-properties style:column-width="5.082cm"/>
    </style:style>
    <style:style style:name="Tabla2.C" style:family="table-column">
      <style:table-column-properties style:column-width="5.099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" style:family="table">
      <style:table-properties style:width="15.263cm" fo:margin-left="-0.132cm" table:align="left" style:writing-mode="lr-tb"/>
    </style:style>
    <style:style style:name="Tabla3.A" style:family="table-column">
      <style:table-column-properties style:column-width="5.082cm"/>
    </style:style>
    <style:style style:name="Tabla3.C" style:family="table-column">
      <style:table-column-properties style:column-width="5.099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9pt" style:font-size-asian="9pt" style:font-name-complex="Courier New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9pt" fo:language="fr" fo:country="FR" style:font-size-asian="9pt" style:font-name-complex="Courier New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9pt" fo:language="en" fo:country="GB" style:font-size-asian="9pt" style:font-name-complex="Courier New" style:font-size-complex="9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size-complex="11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style:font-size-complex="11pt"/>
    </style:style>
    <style:style style:name="P17" style:family="paragraph" style:parent-style-name="Texto_20_sin_20_formato">
      <style:text-properties fo:font-size="9pt" style:font-size-asian="9pt" style:font-size-complex="9pt"/>
    </style:style>
    <style:style style:name="P18" style:family="paragraph" style:parent-style-name="Texto_20_sin_20_formato">
      <style:text-properties fo:font-size="9pt" fo:language="en" fo:country="GB" style:font-size-asian="9pt" style:font-size-complex="9pt"/>
    </style:style>
    <style:style style:name="P19" style:family="paragraph" style:parent-style-name="Texto_20_sin_20_formato">
      <style:text-properties fo:font-size="9pt" fo:language="fr" fo:country="FR" style:font-size-asian="9pt" style:font-size-complex="9pt"/>
    </style:style>
    <style:style style:name="P20" style:family="paragraph" style:parent-style-name="Texto_20_sin_20_formato">
      <style:text-properties style:font-name="Times New Roman" fo:font-size="9pt" style:font-size-asian="9pt" style:font-name-complex="Times New Roman" style:font-size-complex="9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 style:list-style-name="WW8Num2">
      <style:paragraph-properties fo:text-align="justify" style:justify-single-word="false"/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language="en" fo:country="GB" style:font-size-asian="9pt" style:font-size-complex="9pt"/>
    </style:style>
    <style:style style:name="T7" style:family="text">
      <style:text-properties fo:font-size="9pt" fo:language="fr" fo:country="FR" style:font-size-asian="9pt" style:font-size-complex="9pt"/>
    </style:style>
    <style:style style:name="T8" style:family="text">
      <style:text-properties style:font-name="Courier New" fo:font-size="9pt" style:font-size-asian="9pt" style:font-name-complex="Courier New" style:font-size-complex="9pt"/>
    </style:style>
    <style:style style:name="T9" style:family="text">
      <style:text-properties style:font-name="Courier New" fo:font-size="9pt" fo:language="fr" fo:country="FR" style:font-size-asian="9pt" style:font-name-complex="Courier New" style:font-size-complex="9pt"/>
    </style:style>
    <style:style style:name="T10" style:family="text">
      <style:text-properties officeooo:rsid="00166e0f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nunciado de la práctica juvenil de PL/SQL</text:p>
      <text:p text:style-name="P1"/>
      <text:p text:style-name="P2">Ejercicio 1</text:p>
      <text:p text:style-name="P3"/>
      <text:p text:style-name="P3">Partiendo del siguiente esquema relacional, <text:s/>crea las tablas e introduce algunos registros de prueba:</text:p>
      <text:p text:style-name="P4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table:number-columns-spanned="3" office:value-type="string">
            <text:p text:style-name="P6">SOCIOS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DNI</text:p>
          </table:table-cell>
          <table:table-cell table:style-name="Tabla1.A2" office:value-type="string">
            <text:p text:style-name="P8">VARCHAR2, tamaño 10</text:p>
          </table:table-cell>
          <table:table-cell table:style-name="Tabla1.A1" office:value-type="string">
            <text:p text:style-name="P8">No Nulo</text:p>
          </table:table-cell>
        </table:table-row>
        <table:table-row table:style-name="Tabla1.2">
          <table:table-cell table:style-name="Tabla1.A2" office:value-type="string">
            <text:p text:style-name="P8">Nombre</text:p>
          </table:table-cell>
          <table:table-cell table:style-name="Tabla1.A2" office:value-type="string">
            <text:p text:style-name="P8">VARCHAR2, tamaño 20</text:p>
          </table:table-cell>
          <table:table-cell table:style-name="Tabla1.A1" office:value-type="string">
            <text:p text:style-name="P8">No Nulo</text:p>
          </table:table-cell>
        </table:table-row>
        <table:table-row table:style-name="Tabla1.2">
          <table:table-cell table:style-name="Tabla1.A2" office:value-type="string">
            <text:p text:style-name="P8">Direccion</text:p>
          </table:table-cell>
          <table:table-cell table:style-name="Tabla1.A2" office:value-type="string">
            <text:p text:style-name="P8">VARCHAR2, tamaño 20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8">Penalizaciones</text:p>
          </table:table-cell>
          <table:table-cell table:style-name="Tabla1.A2" office:value-type="string">
            <text:p text:style-name="P8">NUMBER de 2</text:p>
          </table:table-cell>
          <table:table-cell table:style-name="Tabla1.A1" office:value-type="string">
            <text:p text:style-name="P8">Por defecto, 0</text:p>
          </table:table-cell>
        </table:table-row>
      </table:table>
      <text:p text:style-name="P4"/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table:number-columns-spanned="3" office:value-type="string">
            <text:p text:style-name="P6">LIBROS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7">RefLibro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Nombre</text:p>
          </table:table-cell>
          <table:table-cell table:style-name="Tabla2.A2" office:value-type="string">
            <text:p text:style-name="P8">VARCHAR2, tamaño 3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Autor</text:p>
          </table:table-cell>
          <table:table-cell table:style-name="Tabla2.A2" office:value-type="string">
            <text:p text:style-name="P8">VARCHAR2, tamaño 2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Genero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2" office:value-type="string">
            <text:p text:style-name="P8">AñoPublicación</text:p>
          </table:table-cell>
          <table:table-cell table:style-name="Tabla2.A2" office:value-type="string">
            <text:p text:style-name="P8">NUMBER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2" office:value-type="string">
            <text:p text:style-name="P8">Editorial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/>
          </table:table-cell>
        </table:table-row>
      </table:table>
      <text:p text:style-name="P4"/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table:number-columns-spanned="3" office:value-type="string">
            <text:p text:style-name="P6">PRESTAMO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7">DNI</text:p>
          </table:table-cell>
          <table:table-cell table:style-name="Tabla3.A2" office:value-type="string">
            <text:p text:style-name="P8">VARCHAR2, tamaño 10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7">RefLibro</text:p>
          </table:table-cell>
          <table:table-cell table:style-name="Tabla3.A2" office:value-type="string">
            <text:p text:style-name="P8">VARCHAR2, tamaño 10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7">FechaPrestamo</text:p>
          </table:table-cell>
          <table:table-cell table:style-name="Tabla3.A2" office:value-type="string">
            <text:p text:style-name="P8">FECHA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8">Duración</text:p>
          </table:table-cell>
          <table:table-cell table:style-name="Tabla3.A2" office:value-type="string">
            <text:p text:style-name="P8">NUMERICO de 2</text:p>
          </table:table-cell>
          <table:table-cell table:style-name="Tabla3.A1" office:value-type="string">
            <text:p text:style-name="P8">Por defecto, 24</text:p>
          </table:table-cell>
        </table:table-row>
      </table:table>
      <text:p text:style-name="P4"/>
      <text:p text:style-name="P5"><text:span text:style-name="T1">Realiza un procedimiento llamado </text:span><text:span text:style-name="T2">listadocuatromasprestados</text:span><text:span text:style-name="T1"> que nos muestre por pantalla un listado de los cuatro libros más prestados y los socios a los que han sido prestados con el siguiente formato:</text:span></text:p>
      <text:p text:style-name="P3"/>
      <text:p text:style-name="P10">NombreLibro1<text:tab/>NumPrestamosLibro1 <text:tab/>GeneroLibro1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2<text:tab/>NumPrestamosLibro2<text:tab/><text:tab/>GeneroLibro2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3<text:tab/>NumPrestamosLibro3<text:tab/><text:tab/>GeneroLibro3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4<text:tab/>NumPrestamosLibro4<text:tab/><text:tab/>GeneroLibro4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3">El procedimiento debe gestionar adecuadamente las siguientes excepciones:</text:p>
      <text:list xml:id="list8073862809061536512" text:style-name="WW8Num2">
        <text:list-item>
          <text:p text:style-name="P23">La tabla Libros está vacía.</text:p>
        </text:list-item>
        <text:list-item>
          <text:p text:style-name="P23">La tabla Socios está vacía.</text:p>
        </text:list-item>
        <text:list-item>
          <text:p text:style-name="P23">Hay menos de cuatro libros que hayan sido prestados.</text:p>
        </text:list-item>
      </text:list>
      <text:p text:style-name="P3"><text:s/><text:span text:style-name="T10">Crear el trigger o trigger que creas necesario para que cuando se realiza un préstamo y se ponga la fecha de sistema en el campo fecha de préstamo si la fecha que tiene es superior al día actual.</text:span></text:p>
      <text:p text:style-name="P3"><text:soft-page-break/><text:span text:style-name="T11">Ejercicio 2</text:span></text:p>
      <text:p text:style-name="P15"/>
      <text:p text:style-name="P16">Partiendo del siguiente script, crea la BD correspondiente a los alumnos matriculados en algunos de los módulos de 1º y 2º curso del CFS y sus correspondientes notas:</text:p>
      <text:p text:style-name="Texto_20_sin_20_formato"/>
      <text:p text:style-name="P17">REM ******** TABLAS ALUMNOS, ASIGNATURAS, NOTAS: ***********</text:p>
      <text:p text:style-name="P17"/>
      <text:p text:style-name="P17">DROP TABLE ALUMNOS cascade constraints;</text:p>
      <text:p text:style-name="P17"/>
      <text:p text:style-name="P17">CREATE TABLE ALUMNOS</text:p>
      <text:p text:style-name="P17">(</text:p>
      <text:p text:style-name="P17"><text:s text:c="2"/>DNI VARCHAR2(10) NOT NULL,</text:p>
      <text:p text:style-name="P17"><text:s text:c="2"/>APENOM VARCHAR2(30),</text:p>
      <text:p text:style-name="P17"><text:s text:c="2"/>DIREC VARCHAR2(30),</text:p>
      <text:p text:style-name="P17"><text:s text:c="2"/>POBLA <text:s/>VARCHAR2(15),</text:p>
      <text:p text:style-name="Texto_20_sin_20_formato"><text:span text:style-name="T5"><text:s text:c="2"/></text:span><text:span text:style-name="T6">TELEF <text:s/>VARCHAR2(10) <text:s/></text:span></text:p>
      <text:p text:style-name="P18">) TABLESPACE USER_DATA;</text:p>
      <text:p text:style-name="P18"/>
      <text:p text:style-name="P18">DROP TABLE ASIGNATURAS cascade constraints;</text:p>
      <text:p text:style-name="P18"/>
      <text:p text:style-name="P18">CREATE TABLE ASIGNATURAS</text:p>
      <text:p text:style-name="P18">(</text:p>
      <text:p text:style-name="P18"><text:s text:c="2"/>COD NUMBER(2) NOT NULL,</text:p>
      <text:p text:style-name="Texto_20_sin_20_formato"><text:span text:style-name="T6"><text:s text:c="2"/></text:span><text:span text:style-name="T7">NOMBRE VARCHAR2(25)</text:span></text:p>
      <text:p text:style-name="P19">) TABLESPACE USER_DATA;</text:p>
      <text:p text:style-name="P19"/>
      <text:p text:style-name="P19">DROP TABLE NOTAS cascade constraints;</text:p>
      <text:p text:style-name="P19"/>
      <text:p text:style-name="P18">CREATE TABLE NOTAS</text:p>
      <text:p text:style-name="P18">(</text:p>
      <text:p text:style-name="P18"><text:s text:c="2"/>DNI VARCHAR2(10) NOT NULL,</text:p>
      <text:p text:style-name="P18"><text:s text:c="2"/>COD NUMBER(2) NOT NULL,</text:p>
      <text:p text:style-name="P18"><text:s text:c="2"/>NOTA NUMBER(2)</text:p>
      <text:p text:style-name="P18">) TABLESPACE USER_DATA;</text:p>
      <text:p text:style-name="P18"/>
      <text:p text:style-name="P18">INSERT INTO ASIGNATURAS VALUES (1,'Prog. Leng. Estr.');</text:p>
      <text:p text:style-name="P18">INSERT INTO ASIGNATURAS VALUES (2,'Sist. Informáticos');</text:p>
      <text:p text:style-name="P18">INSERT INTO ASIGNATURAS VALUES (3,'Análisis');</text:p>
      <text:p text:style-name="P18">INSERT INTO ASIGNATURAS VALUES (4,'FOL');</text:p>
      <text:p text:style-name="P18">INSERT INTO ASIGNATURAS VALUES (5,'RET');</text:p>
      <text:p text:style-name="P17">INSERT INTO ASIGNATURAS VALUES (6,'Entornos Gráficos');</text:p>
      <text:p text:style-name="Texto_20_sin_20_formato"><text:span text:style-name="T6">INSERT INTO ASIGNATURAS VALUES (7,'Aplic. </text:span><text:span text:style-name="T5">Entornos 4ªGen');</text:span></text:p>
      <text:p text:style-name="P17"/>
      <text:p text:style-name="P17">INSERT INTO ALUMNOS VALUES</text:p>
      <text:p text:style-name="P17">('12344345','Alcalde García, Elena', 'C/Las Matas, 24','Madrid','917766545');</text:p>
      <text:p text:style-name="P17"/>
      <text:p text:style-name="P17">INSERT INTO ALUMNOS VALUES</text:p>
      <text:p text:style-name="P17">('4448242','Cerrato Vela, Luis', 'C/Mina 28 - 3A', 'Madrid','916566545');</text:p>
      <text:p text:style-name="P17"/>
      <text:p text:style-name="P17">INSERT INTO ALUMNOS VALUES</text:p>
      <text:p text:style-name="P17">('56882942','Díaz Fernández, María', 'C/Luis Vives 25', 'Móstoles','915577545');</text:p>
      <text:p text:style-name="P17"/>
      <text:p text:style-name="P18">INSERT INTO NOTAS VALUES('12344345', 1,6);</text:p>
      <text:p text:style-name="P18">INSERT INTO NOTAS VALUES('12344345', 2,5);</text:p>
      <text:p text:style-name="P18">INSERT INTO NOTAS VALUES('12344345', 3,6);</text:p>
      <text:p text:style-name="P18"/>
      <text:p text:style-name="P18">INSERT INTO NOTAS VALUES('4448242', 4,6);</text:p>
      <text:p text:style-name="P18">INSERT INTO NOTAS VALUES('4448242', 5,8);</text:p>
      <text:p text:style-name="P18">INSERT INTO NOTAS VALUES('4448242', 6,4);</text:p>
      <text:p text:style-name="P18">INSERT INTO NOTAS VALUES('4448242', 7,5);</text:p>
      <text:p text:style-name="P18"/>
      <text:p text:style-name="P18">INSERT INTO NOTAS VALUES('56882942', 5,7);</text:p>
      <text:p text:style-name="P18">INSERT INTO NOTAS VALUES('56882942', 6,8);</text:p>
      <text:p text:style-name="P18">INSERT INTO NOTAS VALUES('56882942', 7,9);</text:p>
      <text:p text:style-name="P18"><text:soft-page-break/></text:p>
      <text:p text:style-name="P17">COMMIT;</text:p>
      <text:p text:style-name="P20"/>
      <text:p text:style-name="P16">Diseña un procedimiento al que pasemos como parámetro de entrada el nombre de uno de los módulos existentes en la BD y visualice el nombre de los alumnos que lo han cursado junto a su nota.</text:p>
      <text:p text:style-name="P16">Al final del listado debe aparecer el nº de suspensos, aprobados, notables y sobresalientes.</text:p>
      <text:p text:style-name="P16">Asimismo, deben aparecer al final los nombres y notas de los alumnos que tengan la nota más alta y la más baja.</text:p>
      <text:p text:style-name="P16">Debes comprobar que las tablas tengan almacenada información y que exista el módulo cuyo nombre pasamos como parámetro al procedimiento.</text:p>
      <text:p text:style-name="P3"/>
      <text:p text:style-name="P2">Ejercicio 3</text:p>
      <text:p text:style-name="P2"/>
      <text:p text:style-name="P3">A partir de las tablas creadas con el siguiente script:</text:p>
      <text:p text:style-name="P5"/>
      <text:p text:style-name="P13">DROP TABLE productos CASCADE CONSTRAINTS;</text:p>
      <text:p text:style-name="P13"/>
      <text:p text:style-name="P13">CREATE TABLE productos</text:p>
      <text:p text:style-name="P13">(</text:p>
      <text:p text:style-name="P13"><text:tab/>CodProducto <text:tab/>VARCHAR2(10) CONSTRAINT p_cod_no_nulo NOT NULL,</text:p>
      <text:p text:style-name="P13"><text:tab/>Nombre <text:s text:c="3"/><text:tab/>VARCHAR2(20) CONSTRAINT p_nom_no_nulo NOT NULL,</text:p>
      <text:p text:style-name="P5"><text:span text:style-name="T9"><text:tab/></text:span><text:span text:style-name="T8">LineaProducto<text:tab/>VARCHAR2(10),</text:span></text:p>
      <text:p text:style-name="P12"><text:tab/>PrecioUnitario<text:tab/>NUMBER(6),</text:p>
      <text:p text:style-name="P12"><text:tab/>Stock <text:tab/><text:tab/>NUMBER(5),</text:p>
      <text:p text:style-name="P12"><text:tab/>PRIMARY KEY (CodProducto)</text:p>
      <text:p text:style-name="P12">);</text:p>
      <text:p text:style-name="P12"/>
      <text:p text:style-name="P13">DROP TABLE ventas CASCADE CONSTRAINTS;</text:p>
      <text:p text:style-name="P13"/>
      <text:p text:style-name="P12">CREATE TABLE ventas</text:p>
      <text:p text:style-name="P12">(</text:p>
      <text:p text:style-name="P12"><text:tab/>CodVenta <text:s/><text:tab/><text:tab/>VARCHAR2(10) CONSTRAINT cod_no_nula NOT NULL,</text:p>
      <text:p text:style-name="P12"><text:tab/>CodProducto <text:tab/><text:tab/>VARCHAR2(10) CONSTRAINT pro_no_nulo NOT NULL,</text:p>
      <text:p text:style-name="P12"><text:tab/>FechaVenta <text:tab/><text:tab/>DATE,</text:p>
      <text:p text:style-name="P12"><text:tab/>UnidadesVendidas<text:tab/>NUMBER(3),</text:p>
      <text:p text:style-name="P12"><text:tab/>PRIMARY KEY (CodVenta)</text:p>
      <text:p text:style-name="P12">);</text:p>
      <text:p text:style-name="P12"/>
      <text:p text:style-name="P12">INSERT INTO productos VALUES ('1','Procesador P133', 'Proc',15000,20);</text:p>
      <text:p text:style-name="P12">INSERT INTO productos VALUES ('2','Placa base VX', <text:s text:c="2"/>'PB', <text:s/>18000,15);</text:p>
      <text:p text:style-name="P12">INSERT INTO productos VALUES ('3','Simm EDO 16Mb', <text:s text:c="2"/>'Memo', 7000,30);</text:p>
      <text:p text:style-name="P12">INSERT INTO productos VALUES ('4','Disco SCSI 4Gb', <text:s/>'Disc',38000, 5);</text:p>
      <text:p text:style-name="P12">INSERT INTO productos VALUES ('5','Procesador K6-2', 'Proc',18500,10);</text:p>
      <text:p text:style-name="P12">INSERT INTO productos VALUES ('6','Disco IDE 2.5Gb', 'Disc',20000,25);</text:p>
      <text:p text:style-name="P12">INSERT INTO productos VALUES ('7','Procesador MMX', <text:s/>'Proc',15000, 5);</text:p>
      <text:p text:style-name="P12">INSERT INTO productos VALUES ('8','Placa Base Atlas','PB', <text:s/>12000, 3);</text:p>
      <text:p text:style-name="P14">INSERT INTO productos VALUES ('9','DIMM SDRAM 32Mb', 'Memo',17000,12);</text:p>
      <text:p text:style-name="P14"><text:s/></text:p>
      <text:p text:style-name="P14">INSERT INTO ventas VALUES('V1', '2', '22/09/97',2);</text:p>
      <text:p text:style-name="P14">INSERT INTO ventas VALUES('V2', '4', '22/09/97',1);</text:p>
      <text:p text:style-name="P14">INSERT INTO ventas VALUES('V3', '6', '23/09/97',3);</text:p>
      <text:p text:style-name="P14">INSERT INTO ventas VALUES('V4', '5', '26/09/97',5);</text:p>
      <text:p text:style-name="P14">INSERT INTO ventas VALUES('V5', '9', '28/09/97',3);</text:p>
      <text:p text:style-name="P14">INSERT INTO ventas VALUES('V6', '4', '28/09/97',1);</text:p>
      <text:p text:style-name="P14">INSERT INTO ventas VALUES('V7', '6', '02/10/97',2);</text:p>
      <text:p text:style-name="P14">INSERT INTO ventas VALUES('V8', '6', '02/10/97',1);</text:p>
      <text:p text:style-name="P14">INSERT INTO ventas VALUES('V9', '2', '04/10/97',4);</text:p>
      <text:p text:style-name="P14">INSERT INTO ventas VALUES('V10','9', '04/10/97',4);</text:p>
      <text:p text:style-name="P14">INSERT INTO ventas VALUES('V11','6', '05/10/97',2);</text:p>
      <text:p text:style-name="P14"><text:soft-page-break/>INSERT INTO ventas VALUES('V12','7', '07/10/97',1);</text:p>
      <text:p text:style-name="P14">INSERT INTO ventas VALUES('V13','4', '10/10/97',3);</text:p>
      <text:p text:style-name="P14">INSERT INTO ventas VALUES('V14','4', '16/10/97',2);</text:p>
      <text:p text:style-name="P14">INSERT INTO ventas VALUES('V15','3', '18/10/97',3);</text:p>
      <text:p text:style-name="P14">INSERT INTO ventas VALUES('V16','4', '18/10/97',5);</text:p>
      <text:p text:style-name="P14">INSERT INTO ventas VALUES('V17','6', '22/10/97',2);</text:p>
      <text:p text:style-name="P14">INSERT INTO ventas VALUES('V18','6', '02/11/97',2);</text:p>
      <text:p text:style-name="P12">INSERT INTO ventas VALUES('V19','2', '04/11/97',3);</text:p>
      <text:p text:style-name="P12">INSERT INTO ventas VALUES('V20','9', '04/12/97',3);</text:p>
      <text:p text:style-name="P9"/>
      <text:p text:style-name="P3">a) <text:span text:style-name="T10">Crear el trigger o trigger que creas necesario para que el campo stock se actualice automáticamente cuando se realice una venta</text:span></text:p>
      <text:p text:style-name="P3"/>
      <text:p text:style-name="P3">b) Realiza un procedimiento que presente por pantalla un listado de las ventas con el siguiente formato:</text:p>
      <text:p text:style-name="P9"/>
      <text:p text:style-name="P5"><text:span text:style-name="T3">Linea Producto: </text:span><text:span text:style-name="T4">NombreLinea1</text:span></text:p>
      <text:p text:style-name="P10"><text:tab/></text:p>
      <text:p text:style-name="P5"><text:span text:style-name="T3"><text:tab/></text:span><text:span text:style-name="T4">Prod11<text:tab/><text:tab/>UnidadesTotales1<text:tab/>ImporteTotal1</text:span></text:p>
      <text:p text:style-name="P5"><text:span text:style-name="T3"><text:s/><text:tab/></text:span><text:span text:style-name="T4">Prod12<text:tab/><text:tab/>UnidadesTotales2<text:tab/>ImporteTotal2</text:span></text:p>
      <text:p text:style-name="P11"><text:tab/>…</text:p>
      <text:p text:style-name="P11"><text:tab/>Prod1n<text:tab/><text:tab/>UnidadesTotalesn<text:tab/>ImporteTotaln</text:p>
      <text:p text:style-name="P11"/>
      <text:p text:style-name="P5"><text:span text:style-name="T3">Importe total </text:span><text:span text:style-name="T4">NombreLinea1: </text:span><text:span text:style-name="T3">ImporteLinea1</text:span></text:p>
      <text:p text:style-name="P11"/>
      <text:p text:style-name="P5"><text:span text:style-name="T3">Linea Producto: </text:span><text:span text:style-name="T4">NombreLinea2</text:span></text:p>
      <text:p text:style-name="P10"><text:tab/></text:p>
      <text:p text:style-name="P5"><text:span text:style-name="T3"><text:tab/></text:span><text:span text:style-name="T4">Prod21<text:tab/><text:tab/>UnidadesTotales1<text:tab/>ImporteTotal1</text:span></text:p>
      <text:p text:style-name="P5"><text:span text:style-name="T3"><text:s/><text:tab/></text:span><text:span text:style-name="T4">Prod22<text:tab/><text:tab/>UnidadesTotales2<text:tab/>ImporteTotal2</text:span></text:p>
      <text:p text:style-name="P11"><text:tab/>…</text:p>
      <text:p text:style-name="P11"><text:tab/>Prod2n<text:tab/><text:tab/>UnidadesTotalesn<text:tab/>ImporteTotaln</text:p>
      <text:p text:style-name="P11"/>
      <text:p text:style-name="P5"><text:span text:style-name="T3">Importe total </text:span><text:span text:style-name="T4">NombreLinea2: </text:span><text:span text:style-name="T3">ImporteLinea2</text:span></text:p>
      <text:p text:style-name="P10">.</text:p>
      <text:p text:style-name="P10">.</text:p>
      <text:p text:style-name="P10">.</text:p>
      <text:p text:style-name="P5"><text:span text:style-name="T3">Total Ventas: </text:span><text:span text:style-name="T4">Importedetodaslasline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unciado de la práctica de cursores y excepciones</dc:title>
    <meta:initial-creator>Asunción López</meta:initial-creator>
    <meta:creation-date>2012-03-30T13:45:00</meta:creation-date>
    <dc:date>2019-03-14T21:32:27.916142315</dc:date>
    <meta:print-date>2003-02-14T21:36:00</meta:print-date>
    <meta:editing-cycles>3</meta:editing-cycles>
    <meta:editing-duration>PT9M14S</meta:editing-duration>
    <meta:generator>LibreOffice/5.1.6.2$Linux_X86_64 LibreOffice_project/10m0$Build-2</meta:generator>
    <meta:document-statistic meta:table-count="3" meta:image-count="0" meta:object-count="0" meta:page-count="4" meta:paragraph-count="190" meta:word-count="883" meta:character-count="6868" meta:non-whitespace-character-count="6081"/>
  </office:meta>
</office:document-meta>
</file>